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666666" fo:language="en" fo:country="US" officeooo:rsid="00179fc1" officeooo:paragraph-rsid="00179fc1"/>
    </style:style>
    <style:style style:name="P2" style:family="paragraph" style:parent-style-name="Heading">
      <style:text-properties fo:color="#666666" fo:language="en" fo:country="US" fo:font-style="normal" officeooo:rsid="001889e6" officeooo:paragraph-rsid="001af1ae" style:font-style-asian="normal" style:font-style-complex="normal"/>
    </style:style>
    <style:style style:name="P3" style:family="paragraph" style:parent-style-name="Heading">
      <style:text-properties fo:language="en" fo:country="US" officeooo:paragraph-rsid="00274adb"/>
    </style:style>
    <style:style style:name="P4" style:family="paragraph" style:parent-style-name="Heading">
      <style:text-properties fo:language="en" fo:country="US" officeooo:rsid="00179fc1" officeooo:paragraph-rsid="00274adb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color="#000000" fo:language="en" fo:country="US" officeooo:rsid="00179fc1" officeooo:paragraph-rsid="00294d17"/>
    </style:style>
    <style:style style:name="P7" style:family="paragraph" style:parent-style-name="Text_20_body">
      <style:text-properties officeooo:rsid="002d2794" officeooo:paragraph-rsid="002d2794"/>
    </style:style>
    <style:style style:name="P8" style:family="paragraph" style:parent-style-name="Text_20_body">
      <style:text-properties officeooo:rsid="002d2794" officeooo:paragraph-rsid="002e9bab"/>
    </style:style>
    <style:style style:name="P9" style:family="paragraph" style:parent-style-name="Text_20_body">
      <style:text-properties officeooo:paragraph-rsid="002d2794"/>
    </style:style>
    <style:style style:name="P10" style:family="paragraph" style:parent-style-name="Text_20_body">
      <style:text-properties officeooo:rsid="002e9bab" officeooo:paragraph-rsid="002e9bab"/>
    </style:style>
    <style:style style:name="P11" style:family="paragraph" style:parent-style-name="Text_20_body">
      <style:text-properties officeooo:rsid="003082b5" officeooo:paragraph-rsid="003082b5"/>
    </style:style>
    <style:style style:name="P12" style:family="paragraph" style:parent-style-name="Heading">
      <style:paragraph-properties fo:line-height="100%"/>
      <style:text-properties fo:color="#666666" fo:language="en" fo:country="US" fo:font-style="normal" officeooo:rsid="001889e6" officeooo:paragraph-rsid="001889e6" style:font-style-asian="normal" style:font-style-complex="normal"/>
    </style:style>
    <style:style style:name="P13" style:family="paragraph" style:parent-style-name="Heading_20_2">
      <style:text-properties fo:language="en" fo:country="US" officeooo:rsid="00179fc1" officeooo:paragraph-rsid="00179fc1"/>
    </style:style>
    <style:style style:name="P14" style:family="paragraph" style:parent-style-name="Text_20_body" style:list-style-name="L1">
      <style:text-properties fo:language="en" fo:country="US"/>
    </style:style>
    <style:style style:name="P15" style:family="paragraph" style:parent-style-name="Text_20_body" style:list-style-name="L2">
      <style:text-properties fo:color="#000000" fo:language="en" fo:country="US" officeooo:rsid="00179fc1" officeooo:paragraph-rsid="00294d17"/>
    </style:style>
    <style:style style:name="P16" style:family="paragraph" style:parent-style-name="Text_20_body" style:list-style-name="L2">
      <style:text-properties fo:color="#000000" fo:language="en" fo:country="US" officeooo:rsid="0032c012" officeooo:paragraph-rsid="0032c01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b8b5b" style:font-style-asian="italic" style:font-style-complex="italic"/>
    </style:style>
    <style:style style:name="T3" style:family="text">
      <style:text-properties fo:font-style="italic" officeooo:rsid="003082b5" style:font-style-asian="italic" style:font-style-complex="italic"/>
    </style:style>
    <style:style style:name="T4" style:family="text">
      <style:text-properties fo:font-style="italic" officeooo:rsid="002d2794" style:font-style-asian="italic" style:font-style-complex="italic"/>
    </style:style>
    <style:style style:name="T5" style:family="text">
      <style:text-properties fo:font-style="italic" officeooo:rsid="002e9bab" style:font-style-asian="italic" style:font-style-complex="italic"/>
    </style:style>
    <style:style style:name="T6" style:family="text">
      <style:text-properties fo:font-style="italic" officeooo:rsid="00316a44" style:font-style-asian="italic" style:font-style-complex="italic"/>
    </style:style>
    <style:style style:name="T7" style:family="text">
      <style:text-properties fo:font-style="italic" officeooo:rsid="0032c012" style:font-style-asian="italic" style:font-style-complex="italic"/>
    </style:style>
    <style:style style:name="T8" style:family="text">
      <style:text-properties fo:font-style="italic" officeooo:rsid="0033621b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74adb" style:font-style-asian="normal" style:font-style-complex="normal"/>
    </style:style>
    <style:style style:name="T11" style:family="text">
      <style:text-properties fo:font-style="normal" officeooo:rsid="001af1ae" style:font-style-asian="normal" style:font-style-complex="normal"/>
    </style:style>
    <style:style style:name="T12" style:family="text">
      <style:text-properties fo:font-style="normal" officeooo:rsid="00294d17" style:font-style-asian="normal" style:font-style-complex="normal"/>
    </style:style>
    <style:style style:name="T13" style:family="text">
      <style:text-properties fo:font-style="normal" officeooo:rsid="002b8b5b" style:font-style-asian="normal" style:font-style-complex="normal"/>
    </style:style>
    <style:style style:name="T14" style:family="text">
      <style:text-properties fo:font-style="normal" officeooo:rsid="001889e6" style:font-style-asian="normal" style:font-style-complex="normal"/>
    </style:style>
    <style:style style:name="T15" style:family="text">
      <style:text-properties fo:font-style="normal" officeooo:rsid="0032c012" style:font-style-asian="normal" style:font-style-complex="normal"/>
    </style:style>
    <style:style style:name="T16" style:family="text">
      <style:text-properties officeooo:rsid="001af1ae"/>
    </style:style>
    <style:style style:name="T17" style:family="text">
      <style:text-properties officeooo:rsid="001dbc3f"/>
    </style:style>
    <style:style style:name="T18" style:family="text">
      <style:text-properties officeooo:rsid="002020f0"/>
    </style:style>
    <style:style style:name="T19" style:family="text">
      <style:text-properties fo:color="#666666" fo:font-style="normal" officeooo:rsid="0026d219" style:font-style-asian="normal" style:font-style-complex="normal"/>
    </style:style>
    <style:style style:name="T20" style:family="text">
      <style:text-properties fo:color="#666666" fo:font-style="normal" officeooo:rsid="00274adb" style:font-style-asian="normal" style:font-style-complex="normal"/>
    </style:style>
    <style:style style:name="T21" style:family="text">
      <style:text-properties fo:color="#666666" officeooo:rsid="00179fc1"/>
    </style:style>
    <style:style style:name="T22" style:family="text">
      <style:text-properties fo:color="#666666" officeooo:rsid="00274adb"/>
    </style:style>
    <style:style style:name="T23" style:family="text">
      <style:text-properties officeooo:rsid="00274adb"/>
    </style:style>
    <style:style style:name="T24" style:family="text">
      <style:text-properties officeooo:rsid="00289f43"/>
    </style:style>
    <style:style style:name="T25" style:family="text">
      <style:text-properties officeooo:rsid="002b8b5b"/>
    </style:style>
    <style:style style:name="T26" style:family="text">
      <style:text-properties officeooo:rsid="002d2794"/>
    </style:style>
    <style:style style:name="T27" style:family="text">
      <style:text-properties officeooo:rsid="002e9bab"/>
    </style:style>
    <style:style style:name="T28" style:family="text">
      <style:text-properties officeooo:rsid="003082b5"/>
    </style:style>
    <style:style style:name="T29" style:family="text">
      <style:text-properties officeooo:rsid="00316a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span text:style-name="T25">Barnabs Van Weber</text:span> <text:span text:style-name="T17">dialogues</text:span></text:h>
      <text:p text:style-name="P1">When Minerva passes by <text:span text:style-name="T23">before accepting the quest</text:span></text:p>
      <text:p text:style-name="P5">One of these t<text:span text:style-name="T24">wo</text:span> different lines of text is randomly chosen each time Minerva walks by the NPC, <text:span text:style-name="T24">before accepting the quest</text:span>:</text:p>
      <text:list xml:id="list3620159792379898890" text:style-name="L1">
        <text:list-item>
          <text:p text:style-name="P14">“<text:span text:style-name="T2">For the last time: that is not what this law states. Are you even listening?</text:span><text:span text:style-name="T25">”</text:span></text:p>
        </text:list-item>
        <text:list-item>
          <text:p text:style-name="P14">“<text:span text:style-name="T2">Here we go again. What does my nose have to do with this?</text:span><text:span text:style-name="T13">”</text:span></text:p>
        </text:list-item>
      </text:list>
      <text:p text:style-name="P12">First time Minerva talks to him</text:p>
      <text:p text:style-name="P9"><text:span text:style-name="T14">M: “</text:span><text:span text:style-name="T1">Is everything alright, Mr Van Weber?</text:span><text:span text:style-name="T9">”</text:span></text:p>
      <text:p text:style-name="Text_20_body"><text:span text:style-name="T26">B</text:span>: “<text:span text:style-name="T1">Just a second milad</text:span><text:span text:style-name="T3">y. </text:span><text:span text:style-name="T1">Oh! Good </text:span><text:span text:style-name="T4">e</text:span><text:span text:style-name="T1">vening Minerva. </text:span><text:span text:style-name="T3">I didn’t recognized you at first.</text:span><text:span text:style-name="T1"> Such a pleasure to see you. I mean * clears throat * what are you doing this late in the library? You shouldn’t be here!</text:span>”</text:p>
      <text:p text:style-name="P7">M: “<text:span text:style-name="T1">Hem… I was… I was thinking about a trial I read about some days ago. I really couldn’t sleep without figuring out what was bothering me about it, so I came here to do some… research!</text:span>”</text:p>
      <text:p text:style-name="P7">B: “<text:span text:style-name="T1">Oh! Well, if that’s the case. I perfectly know that feeling. And let me tell you: it doesn’t go away until you satisfy your thirst for knowledge. Really compelling subject, magical law. Isn’t it?</text:span>”</text:p>
      <text:p text:style-name="P8">M: “<text:span text:style-name="T1">Is it? I mean: of course! So compelling!</text:span>”</text:p>
      <text:p text:style-name="P10">Books: “<text:span text:style-name="T1">His nose is compelling!</text:span>”</text:p>
      <text:p text:style-name="P10">B: “<text:span text:style-name="T1">Stop it! You’re as rude as…</text:span>”</text:p>
      <text:p text:style-name="P10">Books: “<text:span text:style-name="T1">Your nose?</text:span>”</text:p>
      <text:p text:style-name="P8"><text:span text:style-name="T27">M: “</text:span><text:span text:style-name="T1">I should really head back to the dorm, Mr Van Weber. Have a good night!</text:span>”</text:p>
      <text:p text:style-name="P7">B: “<text:span text:style-name="T5">Wait</text:span><text:span text:style-name="T1">, Minerva! </text:span><text:span text:style-name="T5">Since you’re here, may I ask for your help with these pesky books? Rumor has it that you have a very firm hand. I’m trying to prove a point, but all they seems to be interested in is making silly jokes about my nose</text:span><text:span text:style-name="T27">”</text:span></text:p>
      <text:p text:style-name="P10">Books: “<text:span text:style-name="T3">Hi hi hi. He said nose!</text:span><text:span text:style-name="T28">”</text:span></text:p>
      <text:p text:style-name="P11">M: “<text:span text:style-name="T6">I can’t believe I’ve been involved in this. Of course, Mr Van Weber. I’ll help you.</text:span><text:span text:style-name="T29">”</text:span></text:p>
      <text:p text:style-name="P3"><text:soft-page-break/><text:span text:style-name="T21">When Minerva passes by </text:span><text:span text:style-name="T22">during the quest</text:span></text:p>
      <text:p text:style-name="P2"><text:span text:style-name="T16">When</text:span> Minerva talks to him <text:span text:style-name="T18">during the quest</text:span></text:p>
      <text:p text:style-name="P4"><text:span text:style-name="T19">When Minerva passes by </text:span><text:span text:style-name="T20">after completing the quest</text:span></text:p>
      <text:p text:style-name="P6"><text:span text:style-name="T10">One of these two different lines of text is randomly chosen each time Minerva walks by the NPC, </text:span><text:span text:style-name="T11">after completing </text:span><text:span text:style-name="T12">the quest</text:span><text:span text:style-name="T10">:</text:span></text:p>
      <text:list xml:id="list5080524472092905037" text:style-name="L2">
        <text:list-item>
          <text:p text:style-name="P15"><text:span text:style-name="T10">“</text:span><text:span text:style-name="T3">Hey! </text:span><text:span text:style-name="T7">You Behave! Or I will call Miss McGonagall!</text:span><text:span text:style-name="T15">”</text:span></text:p>
        </text:list-item>
        <text:list-item>
          <text:p text:style-name="P16"><text:span text:style-name="T9">“</text:span><text:span text:style-name="T1">I said “</text:span><text:span text:style-name="T8">cause</text:span><text:span text:style-name="T1">”, not “nose”!</text:span><text:span text:style-name="T9">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7:08:15.511271219</meta:creation-date>
    <dc:date>2020-12-13T19:08:18.017751151</dc:date>
    <meta:editing-duration>PT1H54M4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361" meta:character-count="1901" meta:non-whitespace-character-count="1568"/>
  </office:meta>
</office:document-meta>
</file>